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3e1c" officeooo:paragraph-rsid="000f3e1c"/>
    </style:style>
    <style:style style:name="T1" style:family="text">
      <style:text-properties officeooo:rsid="000f3e1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<text:span text:style-name="T1">Minhas férias <text:s text:c="107"/></text:span></text:p>
      <text:p text:style-name="Standard"/>
      <text:p text:style-name="Standard"/>
      <text:p text:style-name="Standard"/>
      <text:p text:style-name="P1"><text:span text:style-name="T3">As minhas férias foram boas eu minha mãe e meus meio irmãos fomos para o circo de sarandi ver as apresentação dos acrobatas</text:span> <text:span text:style-name="T3">depois fomos para casa e antes disso fomos no cinema assistir homem aranha sem volta para casa, depois fomos na livraria comprar um mangá isso foi o que eu fiz nas minhas fér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4:21:33.394892516</meta:creation-date>
    <dc:date>2022-08-30T14:30:51.178494754</dc:date>
    <meta:editing-duration>PT9M18S</meta:editing-duration>
    <meta:editing-cycles>1</meta:editing-cycles>
    <meta:document-statistic meta:table-count="0" meta:image-count="0" meta:object-count="0" meta:page-count="1" meta:paragraph-count="2" meta:word-count="58" meta:character-count="462" meta:non-whitespace-character-count="259"/>
    <meta:generator>LibreOffice/5.1.6.2$Linux_X86_64 LibreOffice_project/10m0$Build-2</meta:generator>
  </office:meta>
</office:document-meta>
</file>